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-pose</text:p>
          </table:table-cell>
          <table:table-cell/>
          <table:table-cell table:formula="of:=[.C1]-[.B1]" office:value-type="float" office:value="4" calcext:value-type="float">
            <text:p>4</text:p>
          </table:table-cell>
          <table:table-cell table:formula="of:=[.F1]/30" office:value-type="float" office:value="0.133333333333333" calcext:value-type="float">
            <text:p>0.13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10" calcext:value-type="float">
            <text:p>3510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rolling</text:p>
          </table:table-cell>
          <table:table-cell/>
          <table:table-cell table:formula="of:=[.C2]-[.B2]" office:value-type="float" office:value="15" calcext:value-type="float">
            <text:p>15</text:p>
          </table:table-cell>
          <table:table-cell table:formula="of:=[.F2]/30" office:value-type="float" office:value="0.5" calcext:value-type="float">
            <text:p>0.500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85" calcext:value-type="float">
            <text:p>358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turn_back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[.F3]/30" office:value-type="float" office:value="0.5" calcext:value-type="float">
            <text:p>0.5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un_01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[.F4]/30" office:value-type="float" office:value="0.666666666666667" calcext:value-type="float">
            <text:p>0.666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10" calcext:value-type="float">
            <text:p>2710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<text:s/>hit_01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[.F5]/30" office:value-type="float" office:value="0.666666666666667" calcext:value-type="float">
            <text:p>0.66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30" calcext:value-type="float">
            <text:p>273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hit_02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[.F6]/30" office:value-type="float" office:value="0.666666666666667" calcext:value-type="float">
            <text:p>0.666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70" calcext:value-type="float">
            <text:p>2870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<text:s/>kick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[.F7]/30" office:value-type="float" office:value="0.666666666666667" calcext:value-type="float">
            <text:p>0.66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run_02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[.F8]/30" office:value-type="float" office:value="0.833333333333333" calcext:value-type="float">
            <text:p>0.8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walk_01</text:p>
          </table:table-cell>
          <table:table-cell/>
          <table:table-cell table:formula="of:=[.C9]-[.B9]" office:value-type="float" office:value="30" calcext:value-type="float">
            <text:p>30</text:p>
          </table:table-cell>
          <table:table-cell table:formula="of:=[.F9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walk_02</text:p>
          </table:table-cell>
          <table:table-cell/>
          <table:table-cell table:formula="of:=[.C10]-[.B10]" office:value-type="float" office:value="30" calcext:value-type="float">
            <text:p>30</text:p>
          </table:table-cell>
          <table:table-cell table:formula="of:=[.F10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walk_03</text:p>
          </table:table-cell>
          <table:table-cell/>
          <table:table-cell table:formula="of:=[.C11]-[.B11]" office:value-type="float" office:value="30" calcext:value-type="float">
            <text:p>30</text:p>
          </table:table-cell>
          <table:table-cell table:formula="of:=[.F11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walk_back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[.F12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walk_right</text:p>
          </table:table-cell>
          <table:table-cell/>
          <table:table-cell table:formula="of:=[.C13]-[.B13]" office:value-type="float" office:value="30" calcext:value-type="float">
            <text:p>30</text:p>
          </table:table-cell>
          <table:table-cell table:formula="of:=[.F13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alk_left</text:p>
          </table:table-cell>
          <table:table-cell/>
          <table:table-cell table:formula="of:=[.C14]-[.B14]" office:value-type="float" office:value="30" calcext:value-type="float">
            <text:p>30</text:p>
          </table:table-cell>
          <table:table-cell table:formula="of:=[.F14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run_03</text:p>
          </table:table-cell>
          <table:table-cell/>
          <table:table-cell table:formula="of:=[.C15]-[.B15]" office:value-type="float" office:value="30" calcext:value-type="float">
            <text:p>30</text:p>
          </table:table-cell>
          <table:table-cell table:formula="of:=[.F15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jumpy</text:p>
          </table:table-cell>
          <table:table-cell/>
          <table:table-cell table:formula="of:=[.C16]-[.B16]" office:value-type="float" office:value="30" calcext:value-type="float">
            <text:p>30</text:p>
          </table:table-cell>
          <table:table-cell table:formula="of:=[.F16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90" calcext:value-type="float">
            <text:p>2890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<text:s/>punch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[.F17]/30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run_jump</text:p>
          </table:table-cell>
          <table:table-cell/>
          <table:table-cell table:formula="of:=[.C18]-[.B18]" office:value-type="float" office:value="35" calcext:value-type="float">
            <text:p>35</text:p>
          </table:table-cell>
          <table:table-cell table:formula="of:=[.F18]/30" office:value-type="float" office:value="1.16666666666667" calcext:value-type="float">
            <text:p>1.166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run_jump-360</text:p>
          </table:table-cell>
          <table:table-cell/>
          <table:table-cell table:formula="of:=[.C19]-[.B19]" office:value-type="float" office:value="35" calcext:value-type="float">
            <text:p>35</text:p>
          </table:table-cell>
          <table:table-cell table:formula="of:=[.F19]/30" office:value-type="float" office:value="1.16666666666667" calcext:value-type="float">
            <text:p>1.16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50" calcext:value-type="float">
            <text:p>2750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<text:s/>death_01</text:p>
          </table:table-cell>
          <table:table-cell/>
          <table:table-cell table:formula="of:=[.C20]-[.B20]" office:value-type="float" office:value="40" calcext:value-type="float">
            <text:p>40</text:p>
          </table:table-cell>
          <table:table-cell table:formula="of:=[.F20]/30" office:value-type="float" office:value="1.33333333333333" calcext:value-type="float">
            <text:p>1.33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run_fall</text:p>
          </table:table-cell>
          <table:table-cell/>
          <table:table-cell table:formula="of:=[.C21]-[.B21]" office:value-type="float" office:value="45" calcext:value-type="float">
            <text:p>45</text:p>
          </table:table-cell>
          <table:table-cell table:formula="of:=[.F21]/30" office:value-type="float" office:value="1.5" calcext:value-type="float">
            <text:p>1.50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10" calcext:value-type="float">
            <text:p>3010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sit_down</text:p>
          </table:table-cell>
          <table:table-cell/>
          <table:table-cell table:formula="of:=[.C22]-[.B22]" office:value-type="float" office:value="45" calcext:value-type="float">
            <text:p>45</text:p>
          </table:table-cell>
          <table:table-cell table:formula="of:=[.F22]/30" office:value-type="float" office:value="1.5" calcext:value-type="float">
            <text:p>1.500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55" calcext:value-type="float">
            <text:p>325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stand_up</text:p>
          </table:table-cell>
          <table:table-cell/>
          <table:table-cell table:formula="of:=[.C23]-[.B23]" office:value-type="float" office:value="45" calcext:value-type="float">
            <text:p>45</text:p>
          </table:table-cell>
          <table:table-cell table:formula="of:=[.F23]/30" office:value-type="float" office:value="1.5" calcext:value-type="float">
            <text:p>1.500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00" calcext:value-type="float">
            <text:p>3300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lie_down</text:p>
          </table:table-cell>
          <table:table-cell/>
          <table:table-cell table:formula="of:=[.C24]-[.B24]" office:value-type="float" office:value="50" calcext:value-type="float">
            <text:p>50</text:p>
          </table:table-cell>
          <table:table-cell table:formula="of:=[.F24]/30" office:value-type="float" office:value="1.66666666666667" calcext:value-type="float">
            <text:p>1.66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50" calcext:value-type="float">
            <text:p>345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wake_up</text:p>
          </table:table-cell>
          <table:table-cell/>
          <table:table-cell table:formula="of:=[.C25]-[.B25]" office:value-type="float" office:value="50" calcext:value-type="float">
            <text:p>50</text:p>
          </table:table-cell>
          <table:table-cell table:formula="of:=[.F25]/30" office:value-type="float" office:value="1.66666666666667" calcext:value-type="float">
            <text:p>1.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30" calcext:value-type="float">
            <text:p>3530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stop</text:p>
          </table:table-cell>
          <table:table-cell/>
          <table:table-cell table:formula="of:=[.C26]-[.B26]" office:value-type="float" office:value="55" calcext:value-type="float">
            <text:p>55</text:p>
          </table:table-cell>
          <table:table-cell table:formula="of:=[.F26]/30" office:value-type="float" office:value="1.83333333333333" calcext:value-type="float">
            <text:p>1.83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s/>death_02</text:p>
          </table:table-cell>
          <table:table-cell/>
          <table:table-cell table:formula="of:=[.C27]-[.B27]" office:value-type="float" office:value="60" calcext:value-type="float">
            <text:p>60</text:p>
          </table:table-cell>
          <table:table-cell table:formula="of:=[.F27]/30" office:value-type="float" office:value="2" calcext:value-type="float">
            <text:p>2.0000</text:p>
          </table:table-cell>
          <table:table-cell table:formula="of:=SUM([.G1:.G27])" office:value-type="float" office:value="28.9666666666667" calcext:value-type="float">
            <text:p>28.9666666666667</text:p>
          </table:table-cell>
          <table:table-cell table:formula="of:=[.H27]/120" office:value-type="float" office:value="0.241388888888889" calcext:value-type="float">
            <text:p>0.241388888888889</text:p>
          </table:table-cell>
          <table:table-cell/>
          <table:table-cell table:formula="of:=SUM([.F2:.F27])" office:value-type="float" office:value="865" calcext:value-type="float">
            <text:p>865</text:p>
          </table:table-cell>
          <table:table-cell table:formula="of:=[.K27]*8"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40" calcext:value-type="float">
            <text:p>244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<text:s/>emotion_05</text:p>
          </table:table-cell>
          <table:table-cell/>
          <table:table-cell table:formula="of:=[.C28]-[.B28]" office:value-type="float" office:value="70" calcext:value-type="float">
            <text:p>70</text:p>
          </table:table-cell>
          <table:table-cell table:formula="of:=[.F28]/30" office:value-type="float" office:value="2.33333333333333" calcext:value-type="float">
            <text:p>2.3333</text:p>
          </table:table-cell>
          <table:table-cell table:formula="of:=SUM([.G28:.G45])" office:value-type="float" office:value="86.3333333333334" calcext:value-type="float">
            <text:p>86.3333333333334</text:p>
          </table:table-cell>
          <table:table-cell table:formula="of:=[.H28]/120" office:value-type="float" office:value="0.719444444444445" calcext:value-type="float">
            <text:p>0.719444444444445</text:p>
          </table:table-cell>
          <table:table-cell/>
          <table:table-cell table:formula="of:=[.K27]/3600" office:value-type="float" office:value="0.240277777777778" calcext:value-type="float">
            <text:p>0.2402777777777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scared</text:p>
          </table:table-cell>
          <table:table-cell/>
          <table:table-cell table:formula="of:=[.C29]-[.B29]" office:value-type="float" office:value="70" calcext:value-type="float">
            <text:p>70</text:p>
          </table:table-cell>
          <table:table-cell table:formula="of:=[.F29]/30" office:value-type="float" office:value="2.33333333333333" calcext:value-type="float">
            <text:p>2.333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30" calcext:value-type="float">
            <text:p>29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eat</text:p>
          </table:table-cell>
          <table:table-cell/>
          <table:table-cell table:formula="of:=[.C30]-[.B30]" office:value-type="float" office:value="70" calcext:value-type="float">
            <text:p>70</text:p>
          </table:table-cell>
          <table:table-cell table:formula="of:=[.F30]/30" office:value-type="float" office:value="2.33333333333333" calcext:value-type="float">
            <text:p>2.333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60" calcext:value-type="float">
            <text:p>2360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emotion_04</text:p>
          </table:table-cell>
          <table:table-cell/>
          <table:table-cell table:formula="of:=[.C31]-[.B31]" office:value-type="float" office:value="80" calcext:value-type="float">
            <text:p>80</text:p>
          </table:table-cell>
          <table:table-cell table:formula="of:=[.F31]/30" office:value-type="float" office:value="2.66666666666667" calcext:value-type="float">
            <text:p>2.66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idle_1</text:p>
          </table:table-cell>
          <table:table-cell/>
          <table:table-cell table:formula="of:=[.C32]-[.B32]" office:value-type="float" office:value="100" calcext:value-type="float">
            <text:p>100</text:p>
          </table:table-cell>
          <table:table-cell table:formula="of:=[.F32]/30" office:value-type="float" office:value="3.33333333333333" calcext:value-type="float">
            <text:p>3.333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0" calcext:value-type="float">
            <text:p>2030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emotion_01</text:p>
          </table:table-cell>
          <table:table-cell/>
          <table:table-cell table:formula="of:=[.C33]-[.B33]" office:value-type="float" office:value="100" calcext:value-type="float">
            <text:p>100</text:p>
          </table:table-cell>
          <table:table-cell table:formula="of:=[.F33]/30" office:value-type="float" office:value="3.33333333333333" calcext:value-type="float">
            <text:p>3.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60" calcext:value-type="float">
            <text:p>2260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emotion_03</text:p>
          </table:table-cell>
          <table:table-cell/>
          <table:table-cell table:formula="of:=[.C34]-[.B34]" office:value-type="float" office:value="100" calcext:value-type="float">
            <text:p>100</text:p>
          </table:table-cell>
          <table:table-cell table:formula="of:=[.F34]/30" office:value-type="float" office:value="3.33333333333333" calcext:value-type="float">
            <text:p>3.333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50" calcext:value-type="float">
            <text:p>3350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sleep</text:p>
          </table:table-cell>
          <table:table-cell/>
          <table:table-cell table:formula="of:=[.C35]-[.B35]" office:value-type="float" office:value="100" calcext:value-type="float">
            <text:p>100</text:p>
          </table:table-cell>
          <table:table-cell table:formula="of:=[.F35]/30" office:value-type="float" office:value="3.33333333333333" calcext:value-type="float">
            <text:p>3.333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10" calcext:value-type="float">
            <text:p>2510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listen</text:p>
          </table:table-cell>
          <table:table-cell/>
          <table:table-cell table:formula="of:=[.C36]-[.B36]" office:value-type="float" office:value="110" calcext:value-type="float">
            <text:p>110</text:p>
          </table:table-cell>
          <table:table-cell table:formula="of:=[.F36]/30" office:value-type="float" office:value="3.66666666666667" calcext:value-type="float">
            <text:p>3.666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30" calcext:value-type="float">
            <text:p>213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emotion_02</text:p>
          </table:table-cell>
          <table:table-cell/>
          <table:table-cell table:formula="of:=[.C37]-[.B37]" office:value-type="float" office:value="130" calcext:value-type="float">
            <text:p>130</text:p>
          </table:table-cell>
          <table:table-cell table:formula="of:=[.F37]/30" office:value-type="float" office:value="4.33333333333333" calcext:value-type="float">
            <text:p>4.333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tend-up</text:p>
          </table:table-cell>
          <table:table-cell/>
          <table:table-cell table:formula="of:=[.C38]-[.B38]" office:value-type="float" office:value="140" calcext:value-type="float">
            <text:p>140</text:p>
          </table:table-cell>
          <table:table-cell table:formula="of:=[.F38]/30" office:value-type="float" office:value="4.66666666666667" calcext:value-type="float">
            <text:p>4.666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80" calcext:value-type="float">
            <text:p>188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talk_02</text:p>
          </table:table-cell>
          <table:table-cell/>
          <table:table-cell table:formula="of:=[.C39]-[.B39]" office:value-type="float" office:value="150" calcext:value-type="float">
            <text:p>150</text:p>
          </table:table-cell>
          <table:table-cell table:formula="of:=[.F39]/30" office:value-type="float" office:value="5" calcext:value-type="float">
            <text:p>5.00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00" calcext:value-type="float">
            <text:p>170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talk_01</text:p>
          </table:table-cell>
          <table:table-cell/>
          <table:table-cell table:formula="of:=[.C40]-[.B40]" office:value-type="float" office:value="180" calcext:value-type="float">
            <text:p>180</text:p>
          </table:table-cell>
          <table:table-cell table:formula="of:=[.F40]/30" office:value-type="float" office:value="6" calcext:value-type="float">
            <text:p>6.00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0" calcext:value-type="float">
            <text:p>7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/>idle_2</text:p>
          </table:table-cell>
          <table:table-cell/>
          <table:table-cell table:formula="of:=[.C41]-[.B41]" office:value-type="float" office:value="200" calcext:value-type="float">
            <text:p>200</text:p>
          </table:table-cell>
          <table:table-cell table:formula="of:=[.F41]/30" office:value-type="float" office:value="6.66666666666667" calcext:value-type="float">
            <text:p>6.666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0" calcext:value-type="float">
            <text:p>91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idle_3</text:p>
          </table:table-cell>
          <table:table-cell/>
          <table:table-cell table:formula="of:=[.C42]-[.B42]" office:value-type="float" office:value="200" calcext:value-type="float">
            <text:p>200</text:p>
          </table:table-cell>
          <table:table-cell table:formula="of:=[.F42]/30" office:value-type="float" office:value="6.66666666666667" calcext:value-type="float">
            <text:p>6.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55" calcext:value-type="float">
            <text:p>3055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sitting</text:p>
          </table:table-cell>
          <table:table-cell/>
          <table:table-cell table:formula="of:=[.C43]-[.B43]" office:value-type="float" office:value="200" calcext:value-type="float">
            <text:p>200</text:p>
          </table:table-cell>
          <table:table-cell table:formula="of:=[.F43]/30" office:value-type="float" office:value="6.66666666666667" calcext:value-type="float">
            <text:p>6.666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idle_4</text:p>
          </table:table-cell>
          <table:table-cell/>
          <table:table-cell table:formula="of:=[.C44]-[.B44]" office:value-type="float" office:value="270" calcext:value-type="float">
            <text:p>270</text:p>
          </table:table-cell>
          <table:table-cell table:formula="of:=[.F44]/30" office:value-type="float" office:value="9" calcext:value-type="float">
            <text:p>9.00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idle_5</text:p>
          </table:table-cell>
          <table:table-cell/>
          <table:table-cell table:formula="of:=[.C45]-[.B45]" office:value-type="float" office:value="320" calcext:value-type="float">
            <text:p>320</text:p>
          </table:table-cell>
          <table:table-cell table:formula="of:=[.F45]/30" office:value-type="float" office:value="10.6666666666667" calcext:value-type="float">
            <text:p>10.666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cr.A1:cr.G4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9:03:36.1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09:07:05.827000000</dc:date>
    <meta:editing-duration>PT5H51M15S</meta:editing-duration>
    <meta:editing-cycles>3</meta:editing-cycles>
    <meta:generator>LibreOffice/7.2.4.1$Windows_X86_64 LibreOffice_project/27d75539669ac387bb498e35313b970b7fe9c4f9</meta:generator>
    <meta:document-statistic meta:table-count="1" meta:cell-count="277" meta:object-count="0"/>
  </office:meta>
</office:document-meta>
</file>